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style:text-properties officeooo:paragraph-rsid="0cb27039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paragraph-rsid="0daa4aef"/>
    </style:style>
    <style:style style:name="P55" style:family="paragraph" style:parent-style-name="Standard">
      <style:text-properties officeooo:rsid="0dde9a1c" officeooo:paragraph-rsid="0dde9a1c"/>
    </style:style>
    <style:style style:name="P56" style:family="paragraph" style:parent-style-name="Standard">
      <style:text-properties officeooo:rsid="0dde9a1c" officeooo:paragraph-rsid="0f4adb30"/>
    </style:style>
    <style:style style:name="P57" style:family="paragraph" style:parent-style-name="Standard">
      <style:text-properties officeooo:rsid="0dde9a1c" officeooo:paragraph-rsid="0f5bbe35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0" style:family="paragraph" style:parent-style-name="Standard">
      <style:text-properties officeooo:paragraph-rsid="0f1c472f"/>
    </style:style>
    <style:style style:name="P61" style:family="paragraph" style:parent-style-name="Standard">
      <style:text-properties officeooo:paragraph-rsid="0f3ae219"/>
    </style:style>
    <style:style style:name="P62" style:family="paragraph" style:parent-style-name="Standard">
      <style:text-properties officeooo:paragraph-rsid="0f3d081d"/>
    </style:style>
    <style:style style:name="P63" style:family="paragraph" style:parent-style-name="Footnote">
      <style:text-properties officeooo:rsid="043ccc66" officeooo:paragraph-rsid="0f40045a"/>
    </style:style>
    <style:style style:name="P64" style:family="paragraph" style:parent-style-name="Footnote">
      <style:text-properties officeooo:rsid="043ccc66" officeooo:paragraph-rsid="0f4dc0dc"/>
    </style:style>
    <style:style style:name="P65" style:family="paragraph" style:parent-style-name="Standard">
      <style:text-properties officeooo:paragraph-rsid="0f4adb30"/>
    </style:style>
    <style:style style:name="P66" style:family="paragraph" style:parent-style-name="Standard">
      <style:text-properties officeooo:paragraph-rsid="0f4cd335"/>
    </style:style>
    <style:style style:name="P67" style:family="paragraph" style:parent-style-name="Standard">
      <style:text-properties officeooo:paragraph-rsid="0f6ac771"/>
    </style:style>
    <style:style style:name="P68" style:family="paragraph" style:parent-style-name="Standard">
      <style:text-properties officeooo:paragraph-rsid="0f6bda9d"/>
    </style:style>
    <style:style style:name="P69" style:family="paragraph" style:parent-style-name="Standard">
      <style:text-properties officeooo:paragraph-rsid="0f6c44a3"/>
    </style:style>
    <style:style style:name="P70" style:family="paragraph" style:parent-style-name="Standard">
      <style:text-properties officeooo:paragraph-rsid="0f6d3852"/>
    </style:style>
    <style:style style:name="P71" style:family="paragraph" style:parent-style-name="Standard">
      <style:text-properties officeooo:paragraph-rsid="0f6d4ef8"/>
    </style:style>
    <style:style style:name="P72" style:family="paragraph" style:parent-style-name="Standard">
      <style:paragraph-properties fo:text-align="center" style:justify-single-word="false"/>
      <style:text-properties officeooo:paragraph-rsid="0cc50ec9"/>
    </style:style>
    <style:style style:name="P73" style:family="paragraph" style:parent-style-name="Standard">
      <style:paragraph-properties fo:text-align="center" style:justify-single-word="false"/>
      <style:text-properties officeooo:paragraph-rsid="0f6ac771"/>
    </style:style>
    <style:style style:name="P74" style:family="paragraph" style:parent-style-name="Standard">
      <style:paragraph-properties fo:text-align="center" style:justify-single-word="false"/>
      <style:text-properties officeooo:paragraph-rsid="0daef67d"/>
    </style:style>
    <style:style style:name="P75" style:family="paragraph" style:parent-style-name="Standard">
      <style:paragraph-properties fo:text-align="center" style:justify-single-word="false"/>
      <style:text-properties officeooo:paragraph-rsid="0db0d4d1"/>
    </style:style>
    <style:style style:name="P76" style:family="paragraph" style:parent-style-name="Standard">
      <style:paragraph-properties fo:text-align="center" style:justify-single-word="false"/>
      <style:text-properties officeooo:paragraph-rsid="0daa4aef"/>
    </style:style>
    <style:style style:name="P77" style:family="paragraph" style:parent-style-name="Standard">
      <style:paragraph-properties fo:text-align="center" style:justify-single-word="false"/>
      <style:text-properties officeooo:paragraph-rsid="0f7a4390"/>
    </style:style>
    <style:style style:name="P78" style:family="paragraph" style:parent-style-name="Standard">
      <style:paragraph-properties fo:text-align="center" style:justify-single-word="false"/>
      <style:text-properties officeooo:paragraph-rsid="0eb4913f"/>
    </style:style>
    <style:style style:name="P79" style:family="paragraph" style:parent-style-name="Standard">
      <style:paragraph-properties fo:text-align="center" style:justify-single-word="false"/>
      <style:text-properties officeooo:paragraph-rsid="0cc5fe5b"/>
    </style:style>
    <style:style style:name="P80" style:family="paragraph" style:parent-style-name="Standard">
      <style:paragraph-properties fo:text-align="center" style:justify-single-word="false"/>
      <style:text-properties officeooo:paragraph-rsid="0d1ec96e"/>
    </style:style>
    <style:style style:name="P81" style:family="paragraph" style:parent-style-name="Standard">
      <style:paragraph-properties fo:text-align="center" style:justify-single-word="false"/>
      <style:text-properties officeooo:paragraph-rsid="0d804757"/>
    </style:style>
    <style:style style:name="P82" style:family="paragraph" style:parent-style-name="Standard">
      <style:paragraph-properties fo:text-align="center" style:justify-single-word="false"/>
      <style:text-properties officeooo:paragraph-rsid="0dce9327"/>
    </style:style>
    <style:style style:name="P83" style:family="paragraph" style:parent-style-name="Footnote">
      <style:text-properties officeooo:paragraph-rsid="0f960a85"/>
    </style:style>
    <style:style style:name="P84" style:family="paragraph" style:parent-style-name="Footnote">
      <style:text-properties officeooo:paragraph-rsid="0fa0ab6e"/>
    </style:style>
    <style:style style:name="P85" style:family="paragraph" style:parent-style-name="Standard">
      <style:text-properties officeooo:paragraph-rsid="0fb13a96"/>
    </style:style>
    <style:style style:name="P86" style:family="paragraph" style:parent-style-name="Standard">
      <style:text-properties officeooo:paragraph-rsid="0fc8e1b1"/>
    </style:style>
    <style:style style:name="P87" style:family="paragraph" style:parent-style-name="Footnote">
      <style:text-properties officeooo:paragraph-rsid="0fd38088"/>
    </style:style>
    <style:style style:name="P88" style:family="paragraph" style:parent-style-name="Footnote">
      <style:text-properties officeooo:paragraph-rsid="0fde5261" fo:background-color="transparent"/>
    </style:style>
    <style:style style:name="P8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d8e22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1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0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3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4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55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56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7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8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9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0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3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4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7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9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0" style:family="text">
      <style:text-properties fo:color="#000000" loext:opacity="100%" style:font-name="Liberation Sans" fo:font-size="10pt" fo:language="en" fo:country="GB" fo:font-weight="normal" officeooo:rsid="0fd627e8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1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2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3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4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5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6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7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8" style:family="text">
      <style:text-properties fo:color="#000000" loext:opacity="100%" fo:language="en" fo:country="GB" fo:font-weight="normal" officeooo:rsid="0fd627e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9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0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9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0fb1eef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0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fb1eef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6" style:family="text">
      <style:text-properties fo:language="en" fo:country="GB"/>
    </style:style>
    <style:style style:name="T247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8" style:family="text">
      <style:text-properties fo:language="en" fo:country="GB" officeooo:rsid="0f28d107"/>
    </style:style>
    <style:style style:name="T249" style:family="text">
      <style:text-properties fo:language="en" fo:country="GB" officeooo:rsid="0fed6741"/>
    </style:style>
    <style:style style:name="T250" style:family="text">
      <style:text-properties officeooo:rsid="0f981b1c"/>
    </style:style>
    <style:style style:name="T251" style:family="text">
      <style:text-properties officeooo:rsid="0faa7573"/>
    </style:style>
    <style:style style:name="T252" style:family="text">
      <style:text-properties style:font-name="Liberation Mono" fo:font-size="8pt" style:font-size-asian="8pt" style:font-size-complex="8pt" loext:padding="0.049cm" loext:border="0.31pt solid #000000"/>
    </style:style>
    <style:style style:name="T253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9"><text:span text:style-name="Strong_20_Emphasis"><text:span text:style-name="T120">Checklist for installing </text:span></text:span><text:span text:style-name="Strong_20_Emphasis"><text:span text:style-name="T120"><text:user-field-get text:name="Distro">Ubuntu</text:user-field-get></text:span></text:span><text:span text:style-name="Strong_20_Emphasis"><text:span text:style-name="T120"><text:s/></text:span></text:span><text:span text:style-name="Strong_20_Emphasis"><text:span text:style-name="T121"><text:user-field-get text:name="Version">22.04</text:user-field-get></text:span></text:span><text:span text:style-name="Strong_20_Emphasis"><text:span text:style-name="T121"><text:s/></text:span></text:span><text:span text:style-name="Strong_20_Emphasis"><text:span text:style-name="T126">LTS</text:span></text:span><text:span text:style-name="Strong_20_Emphasis"><text:span text:style-name="T122"><text:note text:id="ftn1" text:note-class="footnote"><text:note-citation>1</text:note-citation><text:note-body><text:p text:style-name="P83"><text:span text:style-name="T163">LTS stands for Long-Term Support, and this April </text:span><text:span text:style-name="Strong_20_Emphasis"><text:span text:style-name="T87"><text:user-field-get style:data-style-name="N0" text:name="Releaseyear">2022</text:user-field-get></text:span></text:span><text:span text:style-name="T165"><text:s/></text:span><text:span text:style-name="Strong_20_Emphasis"><text:span text:style-name="T168"><text:user-field-get text:name="Distro">Ubuntu</text:user-field-get></text:span></text:span><text:span text:style-name="T164"><text:s/></text:span><text:span text:style-name="T169"><text:user-field-get text:name="Version">22.04</text:user-field-get></text:span><text:span text:style-name="T169"><text:s/></text:span><text:span text:style-name="T170">LTS</text:span><text:span text:style-name="T169"> </text:span><text:span text:style-name="Strong_20_Emphasis"><text:span text:style-name="T96"><text:user-field-get text:name="Edition">Desktop</text:user-field-get></text:span></text:span><text:span text:style-name="T163"><text:s/>(codenamed </text:span><text:span text:style-name="T167">j</text:span><text:span text:style-name="T163">ammy) will be </text:span><text:span text:style-name="T166">supported</text:span><text:span text:style-name="T163"> for five years until April 2027.</text:span></text:p></text:note-body></text:note></text:span></text:span><text:span text:style-name="Strong_20_Emphasis"><text:span text:style-name="T123"> </text:span></text:span><text:span text:style-name="Strong_20_Emphasis"><text:span text:style-name="T124"><text:user-field-get text:name="Edition">Desktop</text:user-field-get></text:span></text:span><text:span text:style-name="Strong_20_Emphasis"><text:span text:style-name="T125">.</text:span></text:span></text:p>
      <text:p text:style-name="P20"/>
      <text:p text:style-name="P10"><text:span text:style-name="T142">Fill in the </text:span><text:span text:style-name="Strong_20_Emphasis"><text:span text:style-name="T56">text box</text:span></text:span><text:span text:style-name="T142"> behind the </text:span><text:span text:style-name="T151">underlined</text:span><text:span text:style-name="T143"> </text:span><text:span text:style-name="T142">words, see [explanation]:</text:span></text:p>
      <text:p text:style-name="P8"><text:span text:style-name="Definition"><text:span text:style-name="T247">user</text:span></text:span><text:span text:style-name="T202"><text:tab/><text:tab/></text:span><text:span text:style-name="T212"> <text:tab/><text:tab/><text:tab/></text:span><text:span text:style-name="T203"><draw:control text:anchor-type="as-char" svg:y="-0.4cm" draw:z-index="5" draw:name="Gebruiker" draw:style-name="gr2" draw:text-style-name="P95" svg:width="6.4cm" svg:height="0.6cm" draw:control="control6"><svg:title>Gebruiker</svg:title><svg:desc>Volledige naam, bijv. Jan Stek</svg:desc></draw:control></text:span><text:span text:style-name="T203"><text:tab/></text:span><text:span text:style-name="T204">[</text:span><text:span text:style-name="T205">full </text:span><text:span text:style-name="T213">na</text:span><text:span text:style-name="T215">me,</text:span><text:span text:style-name="T213"> </text:span><text:span text:style-name="T215">e.g.</text:span><text:span text:style-name="T213"> </text:span><text:span text:style-name="T214">J</text:span><text:span text:style-name="T219">a</text:span><text:span text:style-name="T214">n </text:span><text:span text:style-name="T219">Jansen</text:span><text:span text:style-name="T220">]</text:span></text:p>
      <text:p text:style-name="P60"><text:span text:style-name="Definition"><text:span text:style-name="T218">USER</text:span></text:span><text:span text:style-name="Definition"><text:span text:style-name="T246">na</text:span></text:span><text:span text:style-name="Definition"><text:span text:style-name="T248">me</text:span></text:span><text:span text:style-name="T217"><text:tab/><text:tab/><text:tab/></text:span><text:span text:style-name="T217"><draw:control text:anchor-type="as-char" svg:y="-0.4cm" draw:z-index="14" draw:name="Gberuikersnaam 2" draw:style-name="gr2" draw:text-style-name="P95" svg:width="6.4cm" svg:height="0.6cm" draw:control="control15"><svg:title>Gebruikersnaam</svg:title><svg:desc>Korte naam, bijv. jan</svg:desc></draw:control></text:span><text:span text:style-name="T217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33">j</text:span><text:span text:style-name="T134">a</text:span><text:span text:style-name="T133">n</text:span><text:span text:style-name="T135">]</text:span></text:p>
      <text:p text:style-name="P7"><text:span text:style-name="Definition"><text:span text:style-name="T246">COMPUTERNA</text:span></text:span><text:span text:style-name="Definition"><text:span text:style-name="T248">me</text:span></text:span><text:span text:style-name="T221"><text:tab/></text:span><text:span text:style-name="T246"><draw:control text:anchor-type="as-char" svg:y="-0.4cm" draw:z-index="6" draw:name="Computernaam" draw:style-name="gr2" draw:text-style-name="P95" svg:width="6.4cm" svg:height="0.6cm" draw:control="control7"><svg:title>Computernaam</svg:title><svg:desc>Unieke naam van de computer</svg:desc></draw:control></text:span><text:span text:style-name="T246"><text:tab/></text:span><text:span text:style-name="T222">[</text:span><text:span text:style-name="T223">na</text:span><text:span text:style-name="T227">me of the</text:span><text:span text:style-name="T223"> compute</text:span><text:span text:style-name="T224">r, </text:span><text:span text:style-name="T227">e.g.</text:span><text:span text:style-name="T225"> </text:span><text:span text:style-name="T226">pc02</text:span><text:span text:style-name="T222">]</text:span></text:p>
      <text:p text:style-name="P11"><text:span text:style-name="Definition"><text:span text:style-name="T229">USER</text:span></text:span><text:span text:style-name="T228"><text:tab/><text:tab/></text:span><text:span text:style-name="T212"> <text:tab/><text:tab/><text:tab/></text:span><text:span text:style-name="T203"><draw:control text:anchor-type="as-char" svg:y="-0.4cm" draw:z-index="11" draw:name="Gebruiker 1" draw:style-name="gr2" draw:text-style-name="P95" svg:width="6.4cm" svg:height="0.6cm" draw:control="control12"><svg:title>Gebruiker</svg:title><svg:desc>Volledige naam, bijv. Jan Stek</svg:desc></draw:control></text:span><text:span text:style-name="T203"><text:tab/></text:span><text:span text:style-name="T204">[</text:span><text:span text:style-name="T206">full </text:span><text:span text:style-name="T207">na</text:span><text:span text:style-name="T208">me</text:span><text:span text:style-name="T207"> possibly </text:span><text:span text:style-name="T209">addit</text:span><text:span text:style-name="T211">i</text:span><text:span text:style-name="T209">onal </text:span><text:span text:style-name="T210">user</text:span><text:span text:style-name="T216">]</text:span></text:p>
      <text:p text:style-name="P85"><text:span text:style-name="Definition"><text:span text:style-name="T229">USERN</text:span></text:span><text:span text:style-name="Definition"><text:span text:style-name="T230">a</text:span></text:span><text:span text:style-name="Definition"><text:span text:style-name="T231">me</text:span></text:span><text:span text:style-name="Definition"><text:span text:style-name="T235"><text:tab/><text:tab/><text:tab/></text:span></text:span><text:span text:style-name="T217"><draw:control text:anchor-type="as-char" svg:y="-0.4cm" draw:z-index="12" draw:name="Gberuikersnaam 1" draw:style-name="gr2" draw:text-style-name="P95" svg:width="6.4cm" svg:height="0.6cm" draw:control="control13"><svg:title>Gebruikersnaam</svg:title><svg:desc>Korte naam, bijv. jan</svg:desc></draw:control></text:span><text:span text:style-name="T217"><text:tab/></text:span><text:span text:style-name="T233">[</text:span><text:span text:style-name="T234">user</text:span><text:span text:style-name="T232"> </text:span><text:span text:style-name="T237">na</text:span><text:span text:style-name="T238">me</text:span><text:span text:style-name="T237"> possibly </text:span><text:span text:style-name="T239">addit</text:span><text:span text:style-name="T241">i</text:span><text:span text:style-name="T239">onal </text:span><text:span text:style-name="T240">user</text:span><text:span text:style-name="T236">]</text:span></text:p>
      <text:p text:style-name="P9"><text:span text:style-name="T136">Replace the </text:span><text:span text:style-name="T150">underlined</text:span><text:span text:style-name="T136"> words in this checklist with those in the </text:span><text:span text:style-name="Strong_20_Emphasis"><text:span text:style-name="T28">te</text:span></text:span><text:span text:style-name="Strong_20_Emphasis"><text:span text:style-name="T44">x</text:span></text:span><text:span text:style-name="Strong_20_Emphasis"><text:span text:style-name="T28">t </text:span></text:span><text:span text:style-name="Strong_20_Emphasis"><text:span text:style-name="T44">box</text:span></text:span><text:span text:style-name="T136">.</text:span></text:p>
      <text:p text:style-name="P46"/>
      <text:p text:style-name="P46"/>
      <text:p text:style-name="P6"><text:span text:style-name="T146">Not yet on Linux?</text:span><text:span text:style-name="T137"><text:tab/></text:span><text:span text:style-name="T144"><text:tab/></text:span><text:span text:style-name="T145">Use</text:span><text:span text:style-name="T138"> </text:span><text:span text:style-name="Strong_20_Emphasis"><text:span text:style-name="T148">Checklist </text:span></text:span><text:span text:style-name="Strong_20_Emphasis"><text:span text:style-name="T149">transfer</text:span></text:span><text:span text:style-name="T138"> o</text:span><text:span text:style-name="T141">n</text:span><text:span text:style-name="T138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39"> </text:span><text:span text:style-name="T141">u</text:span><text:span text:style-name="T139">nder </text:span><text:span text:style-name="T147">Linux</text:span><text:span text:style-name="T140">.</text:span></text:p>
      <text:p text:style-name="P44"><text:span text:style-name="T171">New installation?</text:span><text:span text:style-name="T173"><text:tab/></text:span><text:span text:style-name="T175"></text:span><text:span text:style-name="T176"><text:tab/>Start at chapter</text:span><text:span text:style-name="T173"> </text:span><text:span text:style-name="T171"><text:bookmark-ref text:reference-format="page" text:ref-name="__RefNumPara__4009_1271708128">2</text:bookmark-ref></text:span><text:span text:style-name="T173"><text:s text:c="2"/></text:span><text:span text:style-name="T172"><text:bookmark-ref text:reference-format="text" text:ref-name="__RefNumPara__4009_1271708128">Perform installation</text:bookmark-ref></text:span><text:span text:style-name="T174">.</text:span></text:p>
      <text:p text:style-name="P27"/>
      <text:p text:style-name="P27"/>
      <text:list xml:id="list114052415" text:style-name="L1">
        <text:list-item>
          <text:p text:style-name="P91"><text:bookmark-start text:name="__RefNumPara__4083_1271708128"/>Prepar<text:span text:style-name="T250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58"><draw:control text:anchor-type="as-char" draw:z-index="9" draw:name="Vorm3_0" draw:style-name="gr1" draw:text-style-name="P94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58"><draw:control text:anchor-type="as-char" draw:z-index="18" draw:name="Vorm3_ 1" draw:style-name="gr1" draw:text-style-name="P94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25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63"><text:span text:style-name="User_20_Entry"><text:span text:style-name="T88">Login any additional </text:span></text:span><text:span text:style-name="Definition"><text:span text:style-name="T245">USER</text:span></text:span><text:span text:style-name="User_20_Entry"><text:span text:style-name="T92">s</text:span></text:span><text:span text:style-name="User_20_Entry"><text:span text:style-name="T95"> </text:span></text:span><text:span text:style-name="User_20_Entry"><text:span text:style-name="T88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59"><draw:control text:anchor-type="as-char" draw:z-index="0" draw:name="Vorm4" draw:style-name="gr1" draw:text-style-name="P9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59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29">Install </text:span></text:span><text:span text:style-name="Strong_20_Emphasis"><text:span text:style-name="T57">Debian-</text:span></text:span><text:span text:style-name="Strong_20_Emphasis"><text:span text:style-name="T30">pa</text:span></text:span><text:span text:style-name="Strong_20_Emphasis"><text:span text:style-name="T45">ckage</text:span></text:span><text:span text:style-name="Strong_20_Emphasis"><text:span text:style-name="T30"> kz</text:span></text:span><text:span text:style-name="Strong_20_Emphasis"><text:span text:style-name="T30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0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4" office:value-type="string">
            <text:p text:style-name="P67"><text:span text:style-name="Strong_20_Emphasis"><text:span text:style-name="T51">P</text:span></text:span><text:span text:style-name="Strong_20_Emphasis"><text:span text:style-name="T30">ress the </text:span></text:span><text:span text:style-name="Strong_20_Emphasis"><text:span text:style-name="T118">Super</text:span></text:span><text:span text:style-name="Strong_20_Emphasis"><text:span text:style-name="T27"> </text:span></text:span><text:span text:style-name="Strong_20_Emphasis"><text:span text:style-name="T46">key</text:span></text:span><text:span text:style-name="Strong_20_Emphasis"><text:span text:style-name="T22"><text:note text:id="ftn4" text:note-class="footnote"><text:note-citation>4</text:note-citation><text:note-body><text:p text:style-name="P2">The <text:span text:style-name="T252">Super</text:span> key is the Windows key, Command key (Apple), or Magnifier key<text:span text:style-name="T161"> </text:span><text:span text:style-name="T162">(Chromebook)</text:span><text:span text:style-name="T161">.</text:span></text:p></text:note-body></text:note></text:span></text:span><text:span text:style-name="Strong_20_Emphasis"><text:span text:style-name="T31">, </text:span></text:span><text:span text:style-name="Strong_20_Emphasis"><text:span text:style-name="T33">type</text:span></text:span><text:span text:style-name="Strong_20_Emphasis"><text:span text:style-name="T34"> </text:span></text:span><text:span text:style-name="Strong_20_Emphasis"><text:span text:style-name="T63">ter</text:span></text:span><text:span text:style-name="Strong_20_Emphasis"><text:span text:style-name="T64">m</text:span></text:span><text:span text:style-name="Strong_20_Emphasis"><text:span text:style-name="T35"> </text:span></text:span><text:span text:style-name="Strong_20_Emphasis"><text:span text:style-name="T47">and click the </text:span></text:span><text:span text:style-name="Strong_20_Emphasis"><text:span text:style-name="T65">Terminal</text:span></text:span><text:span text:style-name="Strong_20_Emphasis"><text:span text:style-name="T47"> icon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29"/></text:span></text:p>
          </table:table-cell>
          <table:table-cell table:style-name="_31_._5f_Installatie_5f_voorbereiden.D5" office:value-type="string">
            <text:p text:style-name="P61"><text:span text:style-name="T12">Type these two commands, each followed by the</text:span><text:span text:style-name="Strong_20_Emphasis"><text:span text:style-name="T35"> </text:span></text:span><text:span text:style-name="Strong_20_Emphasis"><text:span text:style-name="T119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6" office:value-type="string">
            <text:p text:style-name="P70"><text:span text:style-name="User_20_Entry"><text:span text:style-name="T104">wget karelzimmer.nl/</text:span></text:span><text:span text:style-name="User_20_Entry"><text:span text:style-name="T105">kz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70"><text:span text:style-name="User_20_Entry"><text:span text:style-name="T104">bash </text:span></text:span><text:span text:style-name="User_20_Entry"><text:span text:style-name="T105">kz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8" office:value-type="string">
            <text:p text:style-name="P55"><text:span text:style-name="Strong_20_Emphasis"><text:span text:style-name="T36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59"><draw:control text:anchor-type="as-char" draw:z-index="1" draw:name="Vorm6" draw:style-name="gr1" draw:text-style-name="P9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59"><draw:control text:anchor-type="as-char" draw:z-index="19" draw:name="Vorm 3" draw:style-name="gr1" draw:text-style-name="P94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62"><text:span text:style-name="Strong_20_Emphasis"><text:span text:style-name="T31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11" office:value-type="string">
            <text:p text:style-name="P67"><text:span text:style-name="Strong_20_Emphasis"><text:span text:style-name="T51">P</text:span></text:span><text:span text:style-name="Strong_20_Emphasis"><text:span text:style-name="T31">ress the</text:span></text:span><text:span text:style-name="Strong_20_Emphasis"><text:span text:style-name="T32"> </text:span></text:span><text:span text:style-name="Strong_20_Emphasis"><text:span text:style-name="T118">Super</text:span></text:span><text:span text:style-name="Strong_20_Emphasis"><text:span text:style-name="T31"> key, type </text:span></text:span><text:span text:style-name="Strong_20_Emphasis"><text:span text:style-name="T67">menu</text:span></text:span><text:span text:style-name="Strong_20_Emphasis"><text:span text:style-name="T31"> and click the </text:span></text:span><text:span text:style-name="Strong_20_Emphasis"><text:span text:style-name="T106">Install</text:span></text:span><text:span text:style-name="Strong_20_Emphasis"><text:span text:style-name="T107">ation</text:span></text:span><text:span text:style-name="Strong_20_Emphasis"><text:span text:style-name="T106"> menu</text:span></text:span><text:span text:style-name="Strong_20_Emphasis"><text:span text:style-name="T31"> icon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2" office:value-type="string">
            <text:p text:style-name="P54"><text:span text:style-name="Strong_20_Emphasis"><text:span text:style-name="T37">Select </text:span></text:span><text:span text:style-name="Strong_20_Emphasis"><text:span text:style-name="T68">1 <text:s/>Prepar</text:span></text:span><text:span text:style-name="Strong_20_Emphasis"><text:span text:style-name="T71">e</text:span></text:span><text:span text:style-name="Strong_20_Emphasis"><text:span text:style-name="T68"> installation</text:span></text:span><text:span text:style-name="Strong_20_Emphasis"><text:span text:style-name="T50">. 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3" office:value-type="string">
            <text:p text:style-name="P55"><text:span text:style-name="Strong_20_Emphasis"><text:span text:style-name="T36">Follow the instructions on the screen.</text:span></text:span></text:p>
          </table:table-cell>
        </table:table-row>
      </table:table>
      <text:p text:style-name="P16"/>
      <text:list xml:id="list104208177307221" text:continue-numbering="true" text:style-name="L1">
        <text:list-item>
          <text:p text:style-name="P92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59"><draw:control text:anchor-type="as-char" draw:z-index="2" draw:name="Vorm9" draw:style-name="gr1" draw:text-style-name="P9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6"><text:span text:style-name="T152">Boot the computer from</text:span><text:span text:style-name="T160"><text:note text:id="ftn5" text:note-class="footnote"><text:note-citation>1</text:note-citation><text:note-body><text:p text:style-name="P88"><text:span text:style-name="T97">Boot menu/Setup via one of the </text:span><text:span text:style-name="T98">f</text:span><text:span text:style-name="T97">requently used keys:</text:span> <text:span text:style-name="T253">Esc</text:span><text:span text:style-name="T246">, </text:span><text:span text:style-name="T253">Delete</text:span><text:span text:style-name="T246">, </text:span><text:span text:style-name="T253">F1</text:span><text:span text:style-name="T246">, </text:span><text:span text:style-name="T253">F2</text:span><text:span text:style-name="T246">, </text:span><text:span text:style-name="T253">F9</text:span><text:span text:style-name="T246">, </text:span><text:span text:style-name="T253">F10</text:span><text:span text:style-name="T246">, </text:span><text:span text:style-name="T253">F11</text:span><text:span text:style-name="T246">, </text:span><text:span text:style-name="T249">or </text:span><text:span text:style-name="T253">F12</text:span><text:span text:style-name="T246">.</text:span></text:p></text:note-body></text:note></text:span><text:span text:style-name="T152"> an</text:span><text:span text:style-name="T156"> </text:span><text:span text:style-name="Strong_20_Emphasis"><text:span text:style-name="T129"><text:user-field-get text:name="Distro">Ubuntu</text:user-field-get></text:span></text:span><text:span text:style-name="T159"><text:s/></text:span><text:span text:style-name="T130"><text:user-field-get text:name="Version">22.04</text:user-field-get></text:span><text:span text:style-name="T130"><text:s/></text:span><text:span text:style-name="T131">LTS</text:span><text:span text:style-name="T80"> </text:span><text:span text:style-name="Strong_20_Emphasis"><text:span text:style-name="T83"><text:user-field-get text:name="Edition">Desktop</text:user-field-get></text:span></text:span><text:span text:style-name="Strong_20_Emphasis"><text:span text:style-name="T83"><text:s/></text:span></text:span><text:span text:style-name="Strong_20_Emphasis"><text:span text:style-name="T84">L</text:span></text:span><text:span text:style-name="T80">ive</text:span><text:span text:style-name="T80"><text:note text:id="ftn6" text:note-class="footnote"><text:note-citation>2</text:note-citation><text:note-body><text:p text:style-name="P84"><text:span text:style-name="T17">From a Live USB stick you can boot and work with </text:span><text:span text:style-name="Strong_20_Emphasis"><text:span text:style-name="T168"><text:user-field-get text:name="Distro">Ubuntu</text:user-field-get></text:span></text:span><text:span text:style-name="Strong_20_Emphasis"><text:span text:style-name="T168"><text:s/></text:span></text:span><text:span text:style-name="T17">without modifying any files on the hard drive and also allows installation of </text:span><text:span text:style-name="Strong_20_Emphasis"><text:span text:style-name="T168"><text:user-field-get text:name="Distro">Ubuntu</text:user-field-get></text:span></text:span><text:span text:style-name="Strong_20_Emphasis"><text:span text:style-name="T168">.</text:span></text:span></text:p></text:note-body></text:note></text:span><text:span text:style-name="T152"> USB stick</text:span><text:span text:style-name="T81"><text:note text:id="ftn7" text:note-class="footnote"><text:note-citation>3</text:note-citation><text:note-body><text:p text:style-name="P87"><text:span text:style-name="Strong_20_Emphasis"><text:span text:style-name="T89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42">ubuntu.com</text:span></text:span></text:a><text:span text:style-name="Strong_20_Emphasis"><text:span text:style-name="T90">,</text:span></text:span><text:span text:style-name="Strong_20_Emphasis"><text:span text:style-name="T89"> click </text:span></text:span><text:span text:style-name="Strong_20_Emphasis"><text:span text:style-name="T91">consecutively </text:span></text:span><text:span text:style-name="Strong_20_Emphasis"><text:span text:style-name="T94">Download</text:span></text:span><text:span text:style-name="Strong_20_Emphasis"><text:span text:style-name="T91"> &gt; </text:span></text:span><text:span text:style-name="Strong_20_Emphasis"><text:span text:style-name="T94">Get </text:span></text:span><text:span text:style-name="Strong_20_Emphasis"><text:span text:style-name="T93"><text:user-field-get text:name="Distro">Ubuntu</text:user-field-get></text:span></text:span><text:span text:style-name="Strong_20_Emphasis"><text:span text:style-name="T93"><text:s/></text:span></text:span><text:span text:style-name="Strong_20_Emphasis"><text:span text:style-name="T93"><text:user-field-get text:name="Edition">Desktop</text:user-field-get></text:span></text:span><text:span text:style-name="Strong_20_Emphasis"><text:span text:style-name="T89"><text:s/>&gt; </text:span></text:span><text:span text:style-name="Strong_20_Emphasis"><text:span text:style-name="T94">Download </text:span></text:span><text:span text:style-name="Strong_20_Emphasis"><text:span text:style-name="T93"><text:user-field-get text:name="Version">22.04</text:user-field-get></text:span></text:span><text:span text:style-name="Strong_20_Emphasis"><text:span text:style-name="T93">….</text:span></text:span><text:span text:style-name="Strong_20_Emphasis"><text:span text:style-name="T89"><text:line-break/></text:span></text:span><text:span text:style-name="Strong_20_Emphasis"><text:span text:style-name="T99">The next steps are described in </text:span></text:span><text:span text:style-name="Strong_20_Emphasis"><text:span text:style-name="T100">Linux informati</text:span></text:span><text:span text:style-name="Strong_20_Emphasis"><text:span text:style-name="T101">on</text:span></text:span><text:span text:style-name="Strong_20_Emphasis"><text:span text:style-name="T99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43">karelzimmer.nl</text:span></text:span></text:a><text:span text:style-name="Strong_20_Emphasis"><text:span text:style-name="T99">, under </text:span></text:span><text:span text:style-name="Strong_20_Emphasis"><text:span text:style-name="T100">Linux</text:span></text:span><text:span text:style-name="Strong_20_Emphasis"><text:span text:style-name="T99">.</text:span></text:span></text:p></text:note-body></text:note></text:span><text:span text:style-name="T152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2" office:value-type="string">
            <text:p text:style-name="P25"><text:span text:style-name="T132">Select</text:span><text:span text:style-name="Strong_20_Emphasis"><text:span text:style-name="T60"> </text:span></text:span><text:span text:style-name="Strong_20_Emphasis"><text:span text:style-name="T72">Try or I</text:span></text:span><text:span text:style-name="Strong_20_Emphasis"><text:span text:style-name="T73">n</text:span></text:span><text:span text:style-name="Strong_20_Emphasis"><text:span text:style-name="T74">stall Ubuntu</text:span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3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59"><draw:control text:anchor-type="as-char" draw:z-index="15" draw:name="Vorm 5" draw:style-name="gr1" draw:text-style-name="P94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2"><text:span text:style-name="T154">C</text:span><text:span text:style-name="T155">lick</text:span><text:span text:style-name="T154"> </text:span><text:span text:style-name="T158">In</text:span><text:span text:style-name="T157">stall Ubuntu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><text:span text:style-name="Strong_20_Emphasis"><text:span text:style-name="T85"/></text:span></text:p>
          </table:table-cell>
          <table:table-cell table:style-name="_32_._5f_Installatie_5f_uitvoeren.C6" office:value-type="string">
            <text:p text:style-name="P55"><text:span text:style-name="Strong_20_Emphasis"><text:span text:style-name="T112">Follow the instructions on the </text:span></text:span><text:span text:style-name="Strong_20_Emphasis"><text:span text:style-name="T113">installation </text:span></text:span><text:span text:style-name="Strong_20_Emphasis"><text:span text:style-name="T112">screens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29"><draw:control text:anchor-type="as-char" draw:z-index="13" draw:name="Vorm 1" draw:style-name="gr1" draw:text-style-name="P94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192">At</text:span><text:span text:style-name="T188"> </text:span><text:span text:style-name="T194">Who are you?</text:span><text:span text:style-name="Strong_20_Emphasis"><text:span text:style-name="T185">: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9" office:value-type="string">
            <text:p text:style-name="P14"><text:span text:style-name="Strong_20_Emphasis"><text:span text:style-name="T186">E</text:span></text:span><text:span text:style-name="T188">nter your </text:span><text:span text:style-name="T195">Your n</text:span><text:span text:style-name="T194">ame </text:span><text:span text:style-name="Definition"><text:span text:style-name="T13">USER</text:span></text:span><text:span text:style-name="Strong_20_Emphasis"><text:span text:style-name="T184">, <text:line-break/></text:span></text:span><text:span text:style-name="Strong_20_Emphasis"><text:span text:style-name="T190">Y</text:span></text:span><text:span text:style-name="Strong_20_Emphasis"><text:span text:style-name="T189">our computer</text:span></text:span><text:span text:style-name="Strong_20_Emphasis"><text:span text:style-name="T190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183">,<text:line-break/></text:span></text:span><text:span text:style-name="Strong_20_Emphasis"><text:span text:style-name="T191">Pick</text:span></text:span><text:span text:style-name="Strong_20_Emphasis"><text:span text:style-name="T189"> a username</text:span></text:span><text:span text:style-name="Strong_20_Emphasis"><text:span text:style-name="T183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183">, </text:span></text:span><text:span text:style-name="Strong_20_Emphasis"><text:span text:style-name="T187">and</text:span></text:span><text:span text:style-name="Strong_20_Emphasis"><text:span text:style-name="T183"><text:line-break/></text:span></text:span><text:span text:style-name="Strong_20_Emphasis"><text:span text:style-name="T182">enter a </text:span></text:span><text:span text:style-name="Strong_20_Emphasis"><text:span text:style-name="T193">password</text:span></text:span><text:span text:style-name="Strong_20_Emphasis"><text:span text:style-name="T182"> twice.</text:span></text:span></text:p>
          </table:table-cell>
        </table:table-row>
      </table:table>
      <text:p text:style-name="P47"><text:span text:style-name="Strong_20_Emphasis"><text:span text:style-name="T61"/></text:span></text:p>
      <text:list xml:id="list104208985956999" text:continue-numbering="true" text:style-name="L1">
        <text:list-item>
          <text:p text:style-name="P90"><text:span text:style-name="Strong_20_Emphasis"><text:span text:style-name="T79">Finish installation</text:span></text:span></text:p>
        </text:list-item>
      </text:list>
      <text:p text:style-name="P48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59"><draw:control text:anchor-type="as-char" draw:z-index="3" draw:name="Vorm24" draw:style-name="gr1" draw:text-style-name="P9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1"><text:span text:style-name="Strong_20_Emphasis"><text:span text:style-name="T23">Log in as </text:span></text:span><text:span text:style-name="Definition"><text:span text:style-name="T10">USER</text:span></text:span><text:span text:style-name="Strong_20_Emphasis"><text:span text:style-name="T23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51"><text:span text:style-name="Strong_20_Emphasis"><text:span text:style-name="T62"/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43"><text:span text:style-name="Strong_20_Emphasis"><text:span text:style-name="T86"><draw:control text:anchor-type="as-char" draw:z-index="20" draw:name="Vorm4_ 1" draw:style-name="gr1" draw:text-style-name="P94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55"><text:span text:style-name="Strong_20_Emphasis"><text:span text:style-name="T114">Follow the instructions on the </text:span></text:span><text:span text:style-name="Strong_20_Emphasis"><text:span text:style-name="T115">welcome screens</text:span></text:span><text:span text:style-name="Strong_20_Emphasis"><text:span text:style-name="T11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59"><draw:control text:anchor-type="as-char" draw:z-index="7" draw:name="Vorm4_1" draw:style-name="gr1" draw:text-style-name="P94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5"><text:span text:style-name="Strong_20_Emphasis"><text:span text:style-name="T29">Install </text:span></text:span><text:span text:style-name="Strong_20_Emphasis"><text:span text:style-name="T57">Debian-</text:span></text:span><text:span text:style-name="Strong_20_Emphasis"><text:span text:style-name="T30">pa</text:span></text:span><text:span text:style-name="Strong_20_Emphasis"><text:span text:style-name="T45">ckage</text:span></text:span><text:span text:style-name="Strong_20_Emphasis"><text:span text:style-name="T30"> kz</text:span></text:span><text:span text:style-name="Strong_20_Emphasis"><text:span text:style-name="T30"><text:note text:id="ftn8" text:note-class="footnote"><text:note-citation>1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0">: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6" office:value-type="string">
            <text:p text:style-name="P68"><text:span text:style-name="Strong_20_Emphasis"><text:span text:style-name="T52">P</text:span></text:span><text:span text:style-name="Strong_20_Emphasis"><text:span text:style-name="T30">ress the </text:span></text:span><text:span text:style-name="Strong_20_Emphasis"><text:span text:style-name="T118">Super</text:span></text:span><text:span text:style-name="Strong_20_Emphasis"><text:span text:style-name="T27"> </text:span></text:span><text:span text:style-name="Strong_20_Emphasis"><text:span text:style-name="T46">key</text:span></text:span><text:span text:style-name="Strong_20_Emphasis"><text:span text:style-name="T22"><text:note text:id="ftn9" text:note-class="footnote"><text:note-citation>2</text:note-citation><text:note-body><text:p text:style-name="P2">The <text:span text:style-name="T252">Super</text:span> key is the Windows key, Command key (Apple), or Magnifier key<text:span text:style-name="T161"> </text:span><text:span text:style-name="T162">(Chromebook)</text:span><text:span text:style-name="T161">.</text:span></text:p></text:note-body></text:note></text:span></text:span><text:span text:style-name="Strong_20_Emphasis"><text:span text:style-name="T31">, </text:span></text:span><text:span text:style-name="Strong_20_Emphasis"><text:span text:style-name="T33">type</text:span></text:span><text:span text:style-name="Strong_20_Emphasis"><text:span text:style-name="T34"> </text:span></text:span><text:span text:style-name="Strong_20_Emphasis"><text:span text:style-name="T63">ter</text:span></text:span><text:span text:style-name="Strong_20_Emphasis"><text:span text:style-name="T64">m</text:span></text:span><text:span text:style-name="Strong_20_Emphasis"><text:span text:style-name="T35"> </text:span></text:span><text:span text:style-name="Strong_20_Emphasis"><text:span text:style-name="T47">and click the </text:span></text:span><text:span text:style-name="Strong_20_Emphasis"><text:span text:style-name="T65">Terminal</text:span></text:span><text:span text:style-name="Strong_20_Emphasis"><text:span text:style-name="T47"> icon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29"/></text:span></text:p>
          </table:table-cell>
          <table:table-cell table:style-name="_33_._5f_Installatie_5f_afronden.C7" office:value-type="string">
            <text:p text:style-name="P65"><text:span text:style-name="T14">Type these two commands, each followed by the</text:span><text:span text:style-name="Strong_20_Emphasis"><text:span text:style-name="T35"> </text:span></text:span><text:span text:style-name="Strong_20_Emphasis"><text:span text:style-name="T119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8" office:value-type="string">
            <text:p text:style-name="P71"><text:span text:style-name="User_20_Entry"><text:span text:style-name="T104">wget karelzimmer.nl/</text:span></text:span><text:span text:style-name="User_20_Entry"><text:span text:style-name="T105">kz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9" office:value-type="string">
            <text:p text:style-name="P71"><text:span text:style-name="User_20_Entry"><text:span text:style-name="T104">bash </text:span></text:span><text:span text:style-name="User_20_Entry"><text:span text:style-name="T105">kz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0" office:value-type="string">
            <text:p text:style-name="P56"><text:span text:style-name="Strong_20_Emphasis"><text:span text:style-name="T36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1" office:value-type="string">
            <text:p text:style-name="P30"/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59"><draw:control text:anchor-type="as-char" draw:z-index="4" draw:name="Vorm37" draw:style-name="gr1" draw:text-style-name="P94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65"><text:span text:style-name="Strong_20_Emphasis"><text:span text:style-name="T41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3" office:value-type="string">
            <text:p text:style-name="P69"><text:span text:style-name="Strong_20_Emphasis"><text:span text:style-name="T53">P</text:span></text:span><text:span text:style-name="Strong_20_Emphasis"><text:span text:style-name="T41">ress the</text:span></text:span><text:span text:style-name="Strong_20_Emphasis"><text:span text:style-name="T40"> </text:span></text:span><text:span text:style-name="Strong_20_Emphasis"><text:span text:style-name="T118">Super</text:span></text:span><text:span text:style-name="Strong_20_Emphasis"><text:span text:style-name="T41"> key, type </text:span></text:span><text:span text:style-name="Strong_20_Emphasis"><text:span text:style-name="T69">menu</text:span></text:span><text:span text:style-name="Strong_20_Emphasis"><text:span text:style-name="T41"> and click the </text:span></text:span><text:span text:style-name="Strong_20_Emphasis"><text:span text:style-name="T108">Install</text:span></text:span><text:span text:style-name="Strong_20_Emphasis"><text:span text:style-name="T109">ation</text:span></text:span><text:span text:style-name="Strong_20_Emphasis"><text:span text:style-name="T108"> menu</text:span></text:span><text:span text:style-name="Strong_20_Emphasis"><text:span text:style-name="T41"> icon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29"/></text:span></text:p>
          </table:table-cell>
          <table:table-cell table:style-name="_33_._5f_Installatie_5f_afronden.C14" office:value-type="string">
            <text:p text:style-name="P66"><text:span text:style-name="Strong_20_Emphasis"><text:span text:style-name="T38">Se</text:span></text:span><text:span text:style-name="Strong_20_Emphasis"><text:span text:style-name="T48">lect</text:span></text:span><text:span text:style-name="Strong_20_Emphasis"><text:span text:style-name="T38"> </text:span></text:span><text:span text:style-name="Strong_20_Emphasis"><text:span text:style-name="T76">3</text:span></text:span><text:span text:style-name="Strong_20_Emphasis"><text:span text:style-name="T75"> <text:s/></text:span></text:span><text:span text:style-name="Strong_20_Emphasis"><text:span text:style-name="T77">Finish installatio</text:span></text:span><text:span text:style-name="Strong_20_Emphasis"><text:span text:style-name="T78">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5" office:value-type="string">
            <text:p text:style-name="P57"><text:span text:style-name="Strong_20_Emphasis"><text:span text:style-name="T36">Follow the instructions on the screen.</text:span></text:span></text:p>
          </table:table-cell>
        </table:table-row>
      </table:table>
      <text:p text:style-name="P48"><text:span text:style-name="Strong_20_Emphasis"><text:span text:style-name="T23"><text:tab/></text:span></text:span></text:p>
      <text:p text:style-name="P49"><text:span text:style-name="Strong_20_Emphasis"><text:span text:style-name="T39"/></text:span></text:p>
      <text:p text:style-name="P50"><text:span text:style-name="Strong_20_Emphasis"><text:span text:style-name="T36"/></text:span></text:p>
      <text:list xml:id="list104208527917108" text:continue-numbering="true" text:style-name="L1">
        <text:list-item>
          <text:p text:style-name="P93"><text:span text:style-name="Strong_20_Emphasis"><text:span text:style-name="T16">P</text:span></text:span><text:span text:style-name="Strong_20_Emphasis"><text:span text:style-name="T196">rovision user</text:span></text:span></text:p>
        </text:list-item>
      </text:list>
      <text:p text:style-name="P1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59"><draw:control text:anchor-type="as-char" draw:z-index="8" draw:name="Vorm40_0" draw:style-name="gr1" draw:text-style-name="P94" svg:width="0.35cm" svg:height="0.35cm" draw:control="control9"/></text:span></text:span></text:p>
          </table:table-cell>
          <table:table-cell table:style-name="Tabel2.A1" office:value-type="string">
            <text:p text:style-name="P81"><text:span text:style-name="Strong_20_Emphasis"><text:span text:style-name="T59"><draw:control text:anchor-type="as-char" draw:z-index="16" draw:name="Vorm40_ 1" draw:style-name="gr1" draw:text-style-name="P94" svg:width="0.35cm" svg:height="0.35cm" draw:control="control17"/></text:span></text:span></text:p>
          </table:table-cell>
          <table:table-cell table:style-name="Tabel2.D1" office:value-type="string">
            <text:p text:style-name="P21"><text:span text:style-name="Strong_20_Emphasis"><text:span text:style-name="T24">Log in as</text:span></text:span><text:span text:style-name="Strong_20_Emphasis"><text:span text:style-name="T23"> </text:span></text:span><text:span text:style-name="Definition"><text:span text:style-name="T10">USER</text:span></text:span><text:span text:style-name="Strong_20_Emphasis"><text:span text:style-name="T42"><text:note text:id="ftn10" text:note-class="footnote"><text:note-citation>1</text:note-citation><text:note-body><text:p text:style-name="P64"><text:span text:style-name="User_20_Entry"><text:span text:style-name="T103">Login any additional </text:span></text:span><text:span text:style-name="Definition"><text:span text:style-name="T244">USER</text:span></text:span><text:span text:style-name="User_20_Entry"><text:span text:style-name="T102">s </text:span></text:span><text:span text:style-name="User_20_Entry"><text:span text:style-name="T103">and follow the same steps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3"><text:span text:style-name="Strong_20_Emphasis"><text:span text:style-name="T86"><draw:control text:anchor-type="as-char" draw:z-index="21" draw:name="Vorm4_ 2" draw:style-name="gr1" draw:text-style-name="P94" svg:width="0.35cm" svg:height="0.35cm" draw:control="control22"/></text:span></text:span></text:p>
          </table:table-cell>
          <table:table-cell table:style-name="Tabel2.D2" office:value-type="string">
            <text:p text:style-name="P31"><text:span text:style-name="Strong_20_Emphasis"><text:span text:style-name="T116">Follow the instructions on the </text:span></text:span><text:span text:style-name="Strong_20_Emphasis"><text:span text:style-name="T117">welcome screens</text:span></text:span><text:span text:style-name="Strong_20_Emphasis"><text:span text:style-name="T116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59"><draw:control text:anchor-type="as-char" draw:z-index="10" draw:name="Vorm40_2" draw:style-name="gr1" draw:text-style-name="P94" svg:width="0.35cm" svg:height="0.35cm" draw:control="control11"/></text:span></text:span></text:p>
          </table:table-cell>
          <table:table-cell table:style-name="Tabel2.A1" office:value-type="string">
            <text:p text:style-name="P82"><text:span text:style-name="Strong_20_Emphasis"><text:span text:style-name="T59"><draw:control text:anchor-type="as-char" draw:z-index="17" draw:name="Vorm40_ 2" draw:style-name="gr1" draw:text-style-name="P94" svg:width="0.35cm" svg:height="0.35cm" draw:control="control18"/></text:span></text:span></text:p>
          </table:table-cell>
          <table:table-cell table:style-name="Tabel2.D5" office:value-type="string">
            <text:p text:style-name="P23"><text:span text:style-name="Strong_20_Emphasis"><text:span text:style-name="T43">Set up the </text:span></text:span><text:span text:style-name="Strong_20_Emphasis"><text:span text:style-name="T55">user</text:span></text:span><text:span text:style-name="Strong_20_Emphasis"><text:span text:style-name="T43">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26"><text:span text:style-name="Strong_20_Emphasis"><text:span text:style-name="T54">P</text:span></text:span><text:span text:style-name="Strong_20_Emphasis"><text:span text:style-name="T43">ress the </text:span></text:span><text:span text:style-name="Strong_20_Emphasis"><text:span text:style-name="T118">Super</text:span></text:span><text:span text:style-name="Strong_20_Emphasis"><text:span text:style-name="T43"> key</text:span></text:span><text:span text:style-name="Strong_20_Emphasis"><text:span text:style-name="T22"><text:note text:id="ftn11" text:note-class="footnote"><text:note-citation>2</text:note-citation><text:note-body><text:p text:style-name="P2">The <text:span text:style-name="T252">Super</text:span> key is the Windows key, Command key (Apple), or Magnifier key<text:span text:style-name="T161"> </text:span><text:span text:style-name="T162">(Chromebook)</text:span><text:span text:style-name="T161">.</text:span></text:p></text:note-body></text:note></text:span></text:span><text:span text:style-name="Strong_20_Emphasis"><text:span text:style-name="T43">, type </text:span></text:span><text:span text:style-name="Strong_20_Emphasis"><text:span text:style-name="T70">menu</text:span></text:span><text:span text:style-name="Strong_20_Emphasis"><text:span text:style-name="T43"> and click on the </text:span></text:span><text:span text:style-name="Strong_20_Emphasis"><text:span text:style-name="T110">Install</text:span></text:span><text:span text:style-name="Strong_20_Emphasis"><text:span text:style-name="T111">ation</text:span></text:span><text:span text:style-name="Strong_20_Emphasis"><text:span text:style-name="T110"> menu</text:span></text:span><text:span text:style-name="Strong_20_Emphasis"><text:span text:style-name="T43"> icon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7" office:value-type="string">
            <text:p text:style-name="P24"><text:span text:style-name="Strong_20_Emphasis"><text:span text:style-name="T49">Select</text:span></text:span><text:span text:style-name="Strong_20_Emphasis"><text:span text:style-name="T38"> </text:span></text:span><text:span text:style-name="Strong_20_Emphasis"><text:span text:style-name="T76">4 <text:s/></text:span></text:span><text:span text:style-name="Strong_20_Emphasis"><text:span text:style-name="T66">Provision user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8" office:value-type="string">
            <text:p text:style-name="P58"><text:span text:style-name="Strong_20_Emphasis"><text:span text:style-name="T36">Follow the instructions on the screen.</text:span></text:span></text:p>
          </table:table-cell>
        </table:table-row>
      </table:table>
      <text:p text:style-name="P33"/>
      <text:p text:style-name="P34"/>
      <text:p text:style-name="P45"><text:span text:style-name="T180">End of checklist,</text:span><text:span text:style-name="T181"> </text:span><text:span text:style-name="Strong_20_Emphasis"><text:span text:style-name="T127"><text:user-field-get text:name="Distro">Ubuntu</text:user-field-get></text:span></text:span><text:span text:style-name="T179"><text:s/></text:span><text:span text:style-name="T177"><text:user-field-get text:name="Version">22.04</text:user-field-get></text:span><text:span text:style-name="T177"><text:s/></text:span><text:span text:style-name="T178">LTS</text:span><text:span text:style-name="Strong_20_Emphasis"><text:span text:style-name="T128"> </text:span></text:span><text:span text:style-name="Strong_20_Emphasis"><text:span text:style-name="T82"><text:user-field-get text:name="Edition">Desktop</text:user-field-get></text:span></text:span><text:span text:style-name="Strong_20_Emphasis"><text:span text:style-name="T82"><text:s/></text:span></text:span><text:span text:style-name="T180">installation is complete.</text:span></text:p>
      <text:p text:style-name="P19"/>
      <text:p text:style-name="P12"><text:span text:style-name="Emphasis"><text:span text:style-name="T199">Written</text:span></text:span><text:span text:style-name="Emphasis"><text:span text:style-name="T197"> </text:span></text:span><text:span text:style-name="Emphasis"><text:span text:style-name="T199">by</text:span></text:span><text:span text:style-name="Emphasis"><text:span text:style-name="T197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98">Karel Zimmer</text:span></text:span></text:a><text:span text:style-name="Emphasis"><text:span text:style-name="T197">, </text:span></text:span><text:a xlink:type="simple" xlink:href="https://creativecommons.org/publicdomain/zero/1.0" text:style-name="Internet_20_link" text:visited-style-name="Visited_20_Internet_20_Link"><text:span text:style-name="Emphasis"><text:span text:style-name="T200">CC0 1.0 Universal</text:span></text:span></text:a><text:span text:style-name="Emphasis"><text:span text:style-name="T197">, </text:span></text:span><text:span text:style-name="Strong_20_Emphasis"><text:span text:style-name="T36"><text:user-field-get style:data-style-name="N0" text:name="Releaseyear">2022</text:user-field-get></text:span></text:span><text:span text:style-name="Strong_20_Emphasis"><text:span text:style-name="T36">-</text:span></text:span><text:span text:style-name="Strong_20_Emphasis"><text:span text:style-name="T36"><text:date style:data-style-name="N10111" text:date-value="2023-05-13T10:11:41.587769854" text:fixed="true">2023</text:date></text:span></text:span><text:span text:style-name="Emphasis"><text:span text:style-name="T20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11-20T10:42:07.516254829">20/11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20T10:42:07.356997058</dc:date>
    <meta:keyword>Installatie</meta:keyword>
    <meta:keyword>Checklist</meta:keyword>
    <meta:keyword>Linux</meta:keyword>
    <meta:editing-cycles>6815</meta:editing-cycles>
    <meta:editing-duration>P11DT23H53M26S</meta:editing-duration>
    <dc:creator>Karel Zimmer</dc:creator>
    <meta:printed-by>Karel Zimmer</meta:printed-by>
    <meta:print-date>2023-08-13T09:05:13.063696636</meta:print-date>
    <meta:document-statistic meta:table-count="4" meta:image-count="0" meta:object-count="0" meta:page-count="4" meta:paragraph-count="82" meta:word-count="537" meta:character-count="3355" meta:non-whitespace-character-count="2858"/>
    <meta:user-defined meta:name="Info 1"/>
    <meta:user-defined meta:name="Info 2"/>
    <meta:user-defined meta:name="Info 3"/>
    <meta:user-defined meta:name="Info 4"/>
  </office:meta>
</office:document-meta>
</file>